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f2e1" officeooo:paragraph-rsid="0013f2e1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3df3c" officeooo:paragraph-rsid="0013df3c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rsid="0013df3c" officeooo:paragraph-rsid="0013df3c"/>
    </style:style>
    <style:style style:name="P5" style:family="paragraph" style:parent-style-name="Standard">
      <style:paragraph-properties fo:break-before="page"/>
      <style:text-properties officeooo:rsid="0013df3c" officeooo:paragraph-rsid="0013df3c"/>
    </style:style>
    <style:style style:name="P6" style:family="paragraph" style:parent-style-name="Standard">
      <style:paragraph-properties fo:break-before="page"/>
      <style:text-properties officeooo:rsid="0013f2e1" officeooo:paragraph-rsid="0013f2e1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13df3c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 : 2/ 2 : 4/ 3 : 8</text:span></text:p>
      <text:p text:style-name="P3"><text:span text:style-name="T1"/></text:p>
      <text:p text:style-name="P3"><text:span text:style-name="T1">Operation rejected</text:span></text:p>
      <text:p text:style-name="P2"><text:span text:style-name="T1">Worker 2 processed operations 0 through 9 (10 ops) - took 6954 ms - result : 4770</text:span></text:p>
      <text:p text:style-name="P2"><text:span text:style-name="T1">Worker 1 processed operations 0 through 9 (10 ops) - took 12384 ms - result : 3149</text:span></text:p>
      <text:p text:style-name="P2"><text:span text:style-name="T1">Operation rejected</text:span></text:p>
      <text:p text:style-name="P2"><text:span text:style-name="T1">Worker 1 processed operations 10 through 19 (10 ops) - took 692 ms - result : 2647</text:span></text:p>
      <text:p text:style-name="P2"><text:span text:style-name="T1">Worker 2 processed operations 10 through 19 (10 ops) - took 7962 ms - result : 1173</text:span></text:p>
      <text:p text:style-name="P2"><text:span text:style-name="T1">Worker 0 processed operations 0 through 9 (10 ops) - took 16093 ms - result : 4022</text:span></text:p>
      <text:p text:style-name="P2"><text:span text:style-name="T1">Operation rejected</text:span></text:p>
      <text:p text:style-name="P2"><text:span text:style-name="T1">Operation rejected</text:span></text:p>
      <text:p text:style-name="P2"><text:span text:style-name="T1">Worker 0 processed operations 10 through 19 (10 ops) - took 4365 ms - result : 860</text:span></text:p>
      <text:p text:style-name="P2"><text:span text:style-name="T1">Worker 1 processed operations 20 through 29 (10 ops) - took 11299 ms - result : 3566</text:span></text:p>
      <text:p text:style-name="P2"><text:span text:style-name="T1">Worker 0 processed operations 20 through 29 (10 ops) - took 6406 ms - result : 1738</text:span></text:p>
      <text:p text:style-name="P2"><text:span text:style-name="T1">Worker 0 completed work</text:span></text:p>
      <text:p text:style-name="P2"><text:span text:style-name="T1">Worker 1 processed operations 30 through 39 (10 ops) - took 7155 ms - result : 3583</text:span></text:p>
      <text:p text:style-name="P2"><text:span text:style-name="T1">Worker 1 completed work</text:span></text:p>
      <text:p text:style-name="P2"><text:span text:style-name="T1">Worker 2 processed operations 20 through 29 (10 ops) - took 19933 ms - result : 3664</text:span></text:p>
      <text:p text:style-name="P2"><text:span text:style-name="T1">Worker 2 completed work</text:span></text:p>
      <text:p text:style-name="P2"><text:span text:style-name="T1">Last runner computing final result</text:span></text:p>
      <text:p text:style-name="P2"><text:span text:style-name="T1">Runner 0 had a result of 1620</text:span></text:p>
      <text:p text:style-name="P2"><text:span text:style-name="T1">Runner 1 had a result of 2945</text:span></text:p>
      <text:p text:style-name="P2"><text:span text:style-name="T1">Runner 2 had a result of 4607</text:span></text:p>
      <text:p text:style-name="P3"><text:span text:style-name="T1">Result is 4172 took 34920 ms</text:span></text:p>
      <text:p text:style-name="P3"><text:span text:style-name="T1"/></text:p>
      <text:p text:style-name="P3"><text:span text:style-name="T1"/></text:p>
      <text:p text:style-name="P4"><text:span text:style-name="T1">1 : 3/ 2 : 6/ 3 : 12</text:span></text:p>
      <text:p text:style-name="P3"><text:span text:style-name="T1"/></text:p>
      <text:p text:style-name="P3"><text:span text:style-name="T1">Operation rejected</text:span></text:p>
      <text:p text:style-name="P2"><text:span text:style-name="T1">Operation rejected</text:span></text:p>
      <text:p text:style-name="P2"><text:span text:style-name="T1">Worker 2 processed operations 0 through 9 (10 ops) - took 6955 ms - result : 4770</text:span></text:p>
      <text:p text:style-name="P2"><text:span text:style-name="T1">Worker 1 processed operations 0 through 9 (10 ops) - took 12439 ms - result : 3149</text:span></text:p>
      <text:p text:style-name="P2"><text:span text:style-name="T1">Worker 1 processed operations 10 through 19 (10 ops) - took 692 ms - result : 2647</text:span></text:p>
      <text:p text:style-name="P2"><text:span text:style-name="T1">Worker 2 processed operations 10 through 19 (10 ops) - took 8047 ms - result : 1173</text:span></text:p>
      <text:p text:style-name="P2"><text:span text:style-name="T1">Worker 0 processed operations 0 through 9 (10 ops) - took 16035 ms - result : 4022</text:span></text:p>
      <text:p text:style-name="P2"><text:span text:style-name="T1">Worker 0 processed operations 10 through 19 (10 ops) - took 4361 ms - result : 860</text:span></text:p>
      <text:p text:style-name="P2"><text:span text:style-name="T1">Worker 1 processed operations 20 through 29 (10 ops) - took 11318 ms - result : 3566</text:span></text:p>
      <text:p text:style-name="P2"><text:span text:style-name="T1">Worker 0 processed operations 20 through 29 (10 ops) - took 6262 ms - result : 1738</text:span></text:p>
      <text:p text:style-name="P2"><text:span text:style-name="T1">Worker 0 completed work</text:span></text:p>
      <text:p text:style-name="P2"><text:span text:style-name="T1">Worker 1 processed operations 30 through 39 (10 ops) - took 7053 ms - result : 3583</text:span></text:p>
      <text:p text:style-name="P2"><text:span text:style-name="T1">Worker 1 completed work</text:span></text:p>
      <text:p text:style-name="P2"><text:span text:style-name="T1">Worker 2 processed operations 20 through 29 (10 ops) - took 19955 ms - result : 3664</text:span></text:p>
      <text:p text:style-name="P2"><text:span text:style-name="T1">Worker 2 completed work</text:span></text:p>
      <text:p text:style-name="P2"><text:span text:style-name="T1">Last runner computing final result</text:span></text:p>
      <text:p text:style-name="P2"><text:span text:style-name="T1">Runner 0 had a result of 1620</text:span></text:p>
      <text:p text:style-name="P2"><text:span text:style-name="T1">Runner 1 had a result of 2945</text:span></text:p>
      <text:p text:style-name="P2"><text:span text:style-name="T1">Runner 2 had a result of 4607</text:span></text:p>
      <text:p text:style-name="P3"><text:span text:style-name="T1">Result is 4172 took 35051 ms</text:span></text:p>
      <text:p text:style-name="P4"><text:span text:style-name="T1">1 : 4/ 2 : 8/ 3 : 16</text:span></text:p>
      <text:p text:style-name="P3"><text:span text:style-name="T1">Worker 2 processed operations 0 through 9 (10 ops) - took 6969 ms - result : 4770</text:span></text:p>
      <text:p text:style-name="P2"><text:span text:style-name="T1">Worker 1 processed operations 0 through 9 (10 ops) - took 12415 ms - result : 3149</text:span></text:p>
      <text:p text:style-name="P2"><text:span text:style-name="T1">Worker 1 processed operations 10 through 19 (10 ops) - took 692 ms - result : 2647</text:span></text:p>
      <text:p text:style-name="P2"><text:span text:style-name="T1">Worker 2 processed operations 10 through 19 (10 ops) - took 7977 ms - result : 1173</text:span></text:p>
      <text:p text:style-name="P2"><text:span text:style-name="T1">Worker 0 processed operations 0 through 9 (10 ops) - took 16080 ms - result : 4022</text:span></text:p>
      <text:p text:style-name="P2"><text:span text:style-name="T1">Worker 0 processed operations 10 through 19 (10 ops) - took 4350 ms - result : 860</text:span></text:p>
      <text:p text:style-name="P2"><text:span text:style-name="T1">Worker 1 processed operations 20 through 29 (10 ops) - took 11333 ms - result : 3566</text:span></text:p>
      <text:p text:style-name="P2"><text:span text:style-name="T1">Worker 0 processed operations 20 through 29 (10 ops) - took 6254 ms - result : 1738</text:span></text:p>
      <text:p text:style-name="P2"><text:span text:style-name="T1">Worker 0 completed work</text:span></text:p>
      <text:p text:style-name="P2"><text:span text:style-name="T1">Worker 1 processed operations 30 through 39 (10 ops) - took 7057 ms - result : 3583</text:span></text:p>
      <text:p text:style-name="P2"><text:span text:style-name="T1">Worker 1 completed work</text:span></text:p>
      <text:p text:style-name="P2"><text:span text:style-name="T1">Worker 2 processed operations 20 through 29 (10 ops) - took 19935 ms - result : 3664</text:span></text:p>
      <text:p text:style-name="P2"><text:span text:style-name="T1">Worker 2 completed work</text:span></text:p>
      <text:p text:style-name="P2"><text:span text:style-name="T1">Last runner computing final result</text:span></text:p>
      <text:p text:style-name="P2"><text:span text:style-name="T1">Runner 0 had a result of 1620</text:span></text:p>
      <text:p text:style-name="P2"><text:span text:style-name="T1">Runner 1 had a result of 2945</text:span></text:p>
      <text:p text:style-name="P2"><text:span text:style-name="T1">Runner 2 had a result of 4607</text:span></text:p>
      <text:p text:style-name="P3"><text:span text:style-name="T1">Result is 4172 took 34924 ms</text:span></text:p>
      <text:p text:style-name="P4"><text:span text:style-name="T1">1 : 5/ 2 : 10/ 3 : 20 </text:span></text:p>
      <text:p text:style-name="P2"><text:span text:style-name="T1"/></text:p>
      <text:p text:style-name="P2"><text:span text:style-name="T1">Worker 2 processed operations 0 through 9 (10 ops) - took 6992 ms - result : 4770</text:span></text:p>
      <text:p text:style-name="P2"><text:span text:style-name="T1">Worker 1 processed operations 0 through 9 (10 ops) - took 12412 ms - result : 3149</text:span></text:p>
      <text:p text:style-name="P2"><text:span text:style-name="T1">Worker 1 processed operations 10 through 19 (10 ops) - took 690 ms - result : 2647</text:span></text:p>
      <text:p text:style-name="P2"><text:span text:style-name="T1">Worker 2 processed operations 10 through 19 (10 ops) - took 7986 ms - result : 1173</text:span></text:p>
      <text:p text:style-name="P2"><text:span text:style-name="T1">Worker 0 processed operations 0 through 9 (10 ops) - took 16129 ms - result : 4022</text:span></text:p>
      <text:p text:style-name="P2"><text:span text:style-name="T1">Worker 0 processed operations 10 through 19 (10 ops) - took 4351 ms - result : 860</text:span></text:p>
      <text:p text:style-name="P2"><text:span text:style-name="T1">Operation rejected</text:span></text:p>
      <text:p text:style-name="P2"><text:span text:style-name="T1">Worker 1 processed operations 20 through 29 (10 ops) - took 11275 ms - result : 3566</text:span></text:p>
      <text:p text:style-name="P2"><text:span text:style-name="T1">Worker 0 processed operations 20 through 29 (10 ops) - took 6252 ms - result : 1738</text:span></text:p>
      <text:p text:style-name="P2"><text:span text:style-name="T1">Worker 0 completed work</text:span></text:p>
      <text:p text:style-name="P2"><text:span text:style-name="T1">Worker 1 processed operations 30 through 39 (10 ops) - took 7045 ms - result : 3583</text:span></text:p>
      <text:p text:style-name="P2"><text:span text:style-name="T1">Worker 1 completed work</text:span></text:p>
      <text:p text:style-name="P2"><text:span text:style-name="T1">Worker 2 processed operations 20 through 29 (10 ops) - took 19904 ms - result : 3664</text:span></text:p>
      <text:p text:style-name="P2"><text:span text:style-name="T1">Worker 2 completed work</text:span></text:p>
      <text:p text:style-name="P2"><text:span text:style-name="T1">Last runner computing final result</text:span></text:p>
      <text:p text:style-name="P2"><text:span text:style-name="T1">Runner 0 had a result of 1620</text:span></text:p>
      <text:p text:style-name="P2"><text:span text:style-name="T1">Runner 1 had a result of 2945</text:span></text:p>
      <text:p text:style-name="P2"><text:span text:style-name="T1">Runner 2 had a result of 4607</text:span></text:p>
      <text:p text:style-name="Standard"><text:span text:style-name="T1">Result is 4172 took 34926 ms</text:span></text:p>
      <text:p text:style-name="Standard"><text:span text:style-name="T1"/></text:p>
      <text:p text:style-name="Standard"><text:span text:style-name="T1"/></text:p>
      <text:p text:style-name="P5"><text:span text:style-name="T1">1 : 10/ 2 : 20/ 3 :40</text:span></text:p>
      <text:p text:style-name="Standard"><text:span text:style-name="T1">Worker 2 processed operations 0 through 9 (10 ops) - took 6997 ms - result : 4770</text:span></text:p>
      <text:p text:style-name="P2"><text:span text:style-name="T1">Worker 1 processed operations 0 through 9 (10 ops) - took 12395 ms - result : 3149</text:span></text:p>
      <text:p text:style-name="P2"><text:span text:style-name="T1">Worker 1 processed operations 10 through 19 (10 ops) - took 687 ms - result : 2647</text:span></text:p>
      <text:p text:style-name="P2"><text:span text:style-name="T1">Worker 2 processed operations 10 through 19 (10 ops) - took 7995 ms - result : 1173</text:span></text:p>
      <text:p text:style-name="P2"><text:span text:style-name="T1">Worker 0 processed operations 0 through 9 (10 ops) - took 16121 ms - result : 4022</text:span></text:p>
      <text:p text:style-name="P2"><text:span text:style-name="T1">Worker 0 processed operations 10 through 19 (10 ops) - took 4358 ms - result : 860</text:span></text:p>
      <text:p text:style-name="P2"><text:span text:style-name="T1">Worker 1 processed operations 20 through 29 (10 ops) - took 11255 ms - result : 3566</text:span></text:p>
      <text:p text:style-name="P2"><text:span text:style-name="T1">Worker 0 processed operations 20 through 29 (10 ops) - took 6255 ms - result : 1738</text:span></text:p>
      <text:p text:style-name="P2"><text:span text:style-name="T1">Worker 0 completed work</text:span></text:p>
      <text:p text:style-name="P2"><text:span text:style-name="T1">Worker 1 processed operations 30 through 39 (10 ops) - took 7018 ms - result : 3583</text:span></text:p>
      <text:p text:style-name="P2"><text:span text:style-name="T1">Worker 1 completed work</text:span></text:p>
      <text:p text:style-name="P2"><text:span text:style-name="T1">Worker 2 processed operations 20 through 29 (10 ops) - took 19993 ms - result : 3664</text:span></text:p>
      <text:p text:style-name="P2"><text:span text:style-name="T1">Worker 2 completed work</text:span></text:p>
      <text:p text:style-name="P2"><text:span text:style-name="T1">Last runner computing final result</text:span></text:p>
      <text:p text:style-name="P2"><text:span text:style-name="T1">Runner 0 had a result of 1620</text:span></text:p>
      <text:p text:style-name="P2"><text:span text:style-name="T1">Runner 1 had a result of 2945</text:span></text:p>
      <text:p text:style-name="P2"><text:span text:style-name="T1">Runner 2 had a result of 4607</text:span></text:p>
      <text:p text:style-name="Standard"><text:span text:style-name="T1">Result is 4172 took 35027 ms</text:span></text:p>
      <text:p text:style-name="P6"><text:span text:style-name="T1">UNSAFE avec </text:span><text:span text:style-name="T2">1 : 2/ 2 : 4/ 3 : 8</text:span></text:p>
      <text:p text:style-name="P1"><text:span text:style-name="T1">1 : 50% malicieux</text:span></text:p>
      <text:p text:style-name="P1"><text:span text:style-name="T1"/></text:p>
      <text:p text:style-name="P1"><text:span text:style-name="T1">Operation rejected</text:span></text:p>
      <text:p text:style-name="P2"><text:span text:style-name="T1">Operation rejected</text:span></text:p>
      <text:p text:style-name="P2"><text:span text:style-name="T1">Worker 2 processed operations 0 through 9 (10 ops) - took 16071 ms - result : 4022</text:span></text:p>
      <text:p text:style-name="P2"><text:span text:style-name="T1">Worker 1 processed operations 0 through 9 (10 ops) - took 16081 ms - result : 4022</text:span></text:p>
      <text:p text:style-name="P2"><text:span text:style-name="T1">Worker 0 processed operations 0 through 9 (10 ops) - took 16034 ms - result : 4022</text:span></text:p>
      <text:p text:style-name="P2"><text:span text:style-name="T1">Operation rejected</text:span></text:p>
      <text:p text:style-name="P2"><text:span text:style-name="T1">Operation rejected</text:span></text:p>
      <text:p text:style-name="P2"><text:span text:style-name="T1">Operation rejected</text:span></text:p>
      <text:p text:style-name="P2"><text:span text:style-name="T1">Operation rejected</text:span></text:p>
      <text:p text:style-name="P2"><text:span text:style-name="T1">Worker 1 processed operations 10 through 19 (10 ops) - took 12386 ms - result : 3149</text:span></text:p>
      <text:p text:style-name="P2"><text:span text:style-name="T1">Worker 2 processed operations 10 through 19 (10 ops) - took 12455 ms - result : 3149</text:span></text:p>
      <text:p text:style-name="P2"><text:span text:style-name="T1">Operation rejected</text:span></text:p>
      <text:p text:style-name="P2"><text:span text:style-name="T1">Operation rejected</text:span></text:p>
      <text:p text:style-name="P2"><text:span text:style-name="T1">Worker 0 processed operations 10 through 19 (10 ops) - took 12521 ms - result : 3149</text:span></text:p>
      <text:p text:style-name="P2"><text:span text:style-name="T1">Operation rejected</text:span></text:p>
      <text:p text:style-name="P2"><text:span text:style-name="T1">Operation rejected</text:span></text:p>
      <text:p text:style-name="P2"><text:span text:style-name="T1">Worker 1 processed operations 20 through 29 (10 ops) - took 6932 ms - result : 4770</text:span></text:p>
      <text:p text:style-name="P2"><text:span text:style-name="T1">Worker 2 processed operations 20 through 29 (10 ops) - took 6954 ms - result : 4770</text:span></text:p>
      <text:p text:style-name="P2"><text:span text:style-name="T1">Worker 0 processed operations 20 through 29 (10 ops) - took 6951 ms - result : 4770</text:span></text:p>
      <text:p text:style-name="P2"><text:span text:style-name="T1">Operation rejected</text:span></text:p>
      <text:p text:style-name="P2"><text:span text:style-name="T1">Operation rejected</text:span></text:p>
      <text:p text:style-name="P2"><text:span text:style-name="T1">Worker 1 processed operations 30 through 39 (10 ops) - took 7994 ms - result : 1173</text:span></text:p>
      <text:p text:style-name="P2"><text:span text:style-name="T1">Worker 2 processed operations 30 through 39 (10 ops) - took 7983 ms - result : 1173</text:span></text:p>
      <text:p text:style-name="P2"><text:span text:style-name="T1">Worker 0 processed operations 30 through 39 (10 ops) - took 8120 ms - result : 1215</text:span></text:p>
      <text:p text:style-name="P2"><text:span text:style-name="T1">Operation rejected</text:span></text:p>
      <text:p text:style-name="P2"><text:span text:style-name="T1">Operation rejected</text:span></text:p>
      <text:p text:style-name="P2"><text:span text:style-name="T1">Operation rejected</text:span></text:p>
      <text:p text:style-name="P2"><text:span text:style-name="T1">Worker 1 processed operations 40 through 49 (10 ops) - took 695 ms - result : 2647</text:span></text:p>
      <text:p text:style-name="P2"><text:span text:style-name="T1">Worker 2 processed operations 40 through 49 (10 ops) - took 689 ms - result : 2647</text:span></text:p>
      <text:p text:style-name="P2"><text:span text:style-name="T1">Worker 0 processed operations 40 through 49 (10 ops) - took 689 ms - result : 2652</text:span></text:p>
      <text:p text:style-name="P2"><text:span text:style-name="T1">Worker 1 processed operations 50 through 59 (10 ops) - took 11362 ms - result : 3566</text:span></text:p>
      <text:p text:style-name="P2"><text:span text:style-name="T1">Worker 2 processed operations 50 through 59 (10 ops) - took 11284 ms - result : 3566</text:span></text:p>
      <text:p text:style-name="P2"><text:span text:style-name="T1">Worker 0 processed operations 50 through 59 (10 ops) - took 11486 ms - result : 3566</text:span></text:p>
      <text:p text:style-name="P2"><text:span text:style-name="T1">Operation rejected</text:span></text:p>
      <text:p text:style-name="P2"><text:span text:style-name="T1">Worker 1 processed operations 60 through 69 (10 ops) - took 19987 ms - result : 3664</text:span></text:p>
      <text:p text:style-name="P2"><text:span text:style-name="T1">Operation rejected</text:span></text:p>
      <text:p text:style-name="P2"><text:span text:style-name="T1">Worker 2 processed operations 60 through 69 (10 ops) - took 20039 ms - result : 3664</text:span></text:p>
      <text:p text:style-name="P2"><text:span text:style-name="T1">Worker 0 processed operations 60 through 69 (10 ops) - took 19954 ms - result : 3664</text:span></text:p>
      <text:p text:style-name="P2"><text:span text:style-name="T1">Worker 1 processed operations 70 through 79 (10 ops) - took 4362 ms - result : 860</text:span></text:p>
      <text:p text:style-name="P2"><text:span text:style-name="T1">Worker 2 processed operations 70 through 79 (10 ops) - took 4358 ms - result : 860</text:span></text:p>
      <text:p text:style-name="P2"><text:soft-page-break/><text:span text:style-name="T1">Operation rejected</text:span></text:p>
      <text:p text:style-name="P2"><text:span text:style-name="T1">Worker 0 processed operations 70 through 79 (10 ops) - took 4354 ms - result : 863</text:span></text:p>
      <text:p text:style-name="P2"><text:span text:style-name="T1">Operation rejected</text:span></text:p>
      <text:p text:style-name="P2"><text:span text:style-name="T1">Worker 1 processed operations 80 through 89 (10 ops) - took 6255 ms - result : 1738</text:span></text:p>
      <text:p text:style-name="P2"><text:span text:style-name="T1">Operation rejected</text:span></text:p>
      <text:p text:style-name="P2"><text:span text:style-name="T1">Worker 2 processed operations 80 through 89 (10 ops) - took 6382 ms - result : 1738</text:span></text:p>
      <text:p text:style-name="P2"><text:span text:style-name="T1">Worker 0 processed operations 80 through 89 (10 ops) - took 6373 ms - result : 1738</text:span></text:p>
      <text:p text:style-name="P2"><text:span text:style-name="T1">Operation rejected</text:span></text:p>
      <text:p text:style-name="P2"><text:span text:style-name="T1">Worker 1 processed operations 90 through 99 (10 ops) - took 7029 ms - result : 3583</text:span></text:p>
      <text:p text:style-name="P2"><text:span text:style-name="T1">Worker 2 processed operations 90 through 99 (10 ops) - took 7034 ms - result : 3583</text:span></text:p>
      <text:p text:style-name="P2"><text:span text:style-name="T1">Worker 0 processed operations 90 through 99 (10 ops) - took 7146 ms - result : 3608</text:span></text:p>
      <text:p text:style-name="P1"><text:span text:style-name="T1">Result is 4172 took 93805 ms</text:span></text:p>
      <text:p text:style-name="P6"><text:span text:style-name="T1">UNSAFE avec </text:span><text:span text:style-name="T2">1 : 2/ 2 : 4/ 3 : 8</text:span></text:p>
      <text:p text:style-name="P1"><text:span text:style-name="T1">2 : 50% malicieux</text:span></text:p>
      <text:p text:style-name="P1"><text:span text:style-name="T1"/></text:p>
      <text:p text:style-name="P1"><text:span text:style-name="T1">Operation rejected</text:span></text:p>
      <text:p text:style-name="P2"><text:span text:style-name="T1">Operation rejected</text:span></text:p>
      <text:p text:style-name="P2"><text:span text:style-name="T1">Worker 0 processed operations 0 through 9 (10 ops) - took 16059 ms - result : 4022</text:span></text:p>
      <text:p text:style-name="P2"><text:span text:style-name="T1">Worker 2 processed operations 0 through 9 (10 ops) - took 16070 ms - result : 4054</text:span></text:p>
      <text:p text:style-name="P2"><text:span text:style-name="T1">Operation rejected</text:span></text:p>
      <text:p text:style-name="P2"><text:span text:style-name="T1">Operation rejected</text:span></text:p>
      <text:p text:style-name="P2"><text:span text:style-name="T1">Worker 1 processed operations 0 through 9 (10 ops) - took 16284 ms - result : 4022</text:span></text:p>
      <text:p text:style-name="P2"><text:span text:style-name="T1">Worker 0 processed operations 10 through 19 (10 ops) - took 12378 ms - result : 3149</text:span></text:p>
      <text:p text:style-name="P2"><text:span text:style-name="T1">Worker 2 processed operations 10 through 19 (10 ops) - took 12415 ms - result : 3192</text:span></text:p>
      <text:p text:style-name="P2"><text:span text:style-name="T1">Worker 1 processed operations 10 through 19 (10 ops) - took 12378 ms - result : 3149</text:span></text:p>
      <text:p text:style-name="P2"><text:span text:style-name="T1">Worker 0 processed operations 20 through 29 (10 ops) - took 6935 ms - result : 4770</text:span></text:p>
      <text:p text:style-name="P2"><text:span text:style-name="T1">Operation rejected</text:span></text:p>
      <text:p text:style-name="P2"><text:span text:style-name="T1">Operation rejected</text:span></text:p>
      <text:p text:style-name="P2"><text:span text:style-name="T1">Worker 2 processed operations 20 through 29 (10 ops) - took 6943 ms - result : 4812</text:span></text:p>
      <text:p text:style-name="P2"><text:span text:style-name="T1">Worker 1 processed operations 20 through 29 (10 ops) - took 6931 ms - result : 4770</text:span></text:p>
      <text:p text:style-name="P2"><text:span text:style-name="T1">Worker 0 processed operations 30 through 39 (10 ops) - took 7951 ms - result : 1173</text:span></text:p>
      <text:p text:style-name="P2"><text:span text:style-name="T1">Operation rejected</text:span></text:p>
      <text:p text:style-name="P2"><text:span text:style-name="T1">Worker 2 processed operations 30 through 39 (10 ops) - took 7983 ms - result : 1173</text:span></text:p>
      <text:p text:style-name="P2"><text:span text:style-name="T1">Worker 1 processed operations 30 through 39 (10 ops) - took 7969 ms - result : 1173</text:span></text:p>
      <text:p text:style-name="P2"><text:span text:style-name="T1">Worker 0 processed operations 40 through 49 (10 ops) - took 691 ms - result : 2647</text:span></text:p>
      <text:p text:style-name="P2"><text:span text:style-name="T1">Worker 2 processed operations 40 through 49 (10 ops) - took 689 ms - result : 2670</text:span></text:p>
      <text:p text:style-name="P2"><text:span text:style-name="T1">Operation rejected</text:span></text:p>
      <text:p text:style-name="P2"><text:span text:style-name="T1">Worker 1 processed operations 40 through 49 (10 ops) - took 689 ms - result : 2647</text:span></text:p>
      <text:p text:style-name="P2"><text:span text:style-name="T1">Operation rejected</text:span></text:p>
      <text:p text:style-name="P2"><text:span text:style-name="T1">Worker 0 processed operations 50 through 59 (10 ops) - took 11266 ms - result : 3566</text:span></text:p>
      <text:p text:style-name="P2"><text:span text:style-name="T1">Worker 1 processed operations 50 through 59 (10 ops) - took 11268 ms - result : 3566</text:span></text:p>
      <text:p text:style-name="P2"><text:span text:style-name="T1">Worker 2 processed operations 50 through 59 (10 ops) - took 11385 ms - result : 3582</text:span></text:p>
      <text:p text:style-name="P2"><text:span text:style-name="T1">Worker 0 processed operations 60 through 69 (10 ops) - took 19920 ms - result : 3664</text:span></text:p>
      <text:p text:style-name="P2"><text:span text:style-name="T1">Worker 1 processed operations 60 through 69 (10 ops) - took 19956 ms - result : 3664</text:span></text:p>
      <text:p text:style-name="P2"><text:span text:style-name="T1">Worker 2 processed operations 60 through 69 (10 ops) - took 20086 ms - result : 3664</text:span></text:p>
      <text:p text:style-name="P2"><text:span text:style-name="T1">Operation rejected</text:span></text:p>
      <text:p text:style-name="P2"><text:span text:style-name="T1">Worker 0 processed operations 70 through 79 (10 ops) - took 4349 ms - result : 860</text:span></text:p>
      <text:p text:style-name="P2"><text:span text:style-name="T1">Worker 1 processed operations 70 through 79 (10 ops) - took 4356 ms - result : 860</text:span></text:p>
      <text:p text:style-name="P2"><text:span text:style-name="T1">Worker 2 processed operations 70 through 79 (10 ops) - took 4366 ms - result : 886</text:span></text:p>
      <text:p text:style-name="P2"><text:span text:style-name="T1">Worker 0 processed operations 80 through 89 (10 ops) - took 6251 ms - result : 1738</text:span></text:p>
      <text:p text:style-name="P2"><text:span text:style-name="T1">Operation rejected</text:span></text:p>
      <text:p text:style-name="P2"><text:span text:style-name="T1">Worker 1 processed operations 80 through 89 (10 ops) - took 6257 ms - result : 1738</text:span></text:p>
      <text:p text:style-name="P2"><text:span text:style-name="T1">Worker 2 processed operations 80 through 89 (10 ops) - took 6266 ms - result : </text:span><text:soft-page-break/><text:span text:style-name="T1">1738</text:span></text:p>
      <text:p text:style-name="P2"><text:span text:style-name="T1">Worker 0 processed operations 90 through 99 (10 ops) - took 7135 ms - result : 3583</text:span></text:p>
      <text:p text:style-name="P2"><text:span text:style-name="T1">Worker 1 processed operations 90 through 99 (10 ops) - took 7030 ms - result : 3583</text:span></text:p>
      <text:p text:style-name="P2"><text:span text:style-name="T1">Worker 2 processed operations 90 through 99 (10 ops) - took 7031 ms - result : 3627</text:span></text:p>
      <text:p text:style-name="P1"><text:span text:style-name="T1">Result is 4172 took 93307 ms</text:span></text:p>
      <text:p text:style-name="P6"><text:span text:style-name="T1">UNSAFE avec </text:span><text:span text:style-name="T2">1 : 2/ 2 : 4/ 3 : 8</text:span></text:p>
      <text:p text:style-name="P1"><text:span text:style-name="T1">3 : 50% malicieux</text:span></text:p>
      <text:p text:style-name="P1"><text:span text:style-name="T1"/></text:p>
      <text:p text:style-name="P1"><text:span text:style-name="T1">Operation rejected</text:span></text:p>
      <text:p text:style-name="P2"><text:span text:style-name="T1">Operation rejected</text:span></text:p>
      <text:p text:style-name="P2"><text:span text:style-name="T1">Worker 2 processed operations 0 through 9 (10 ops) - took 16075 ms - result : 4022</text:span></text:p>
      <text:p text:style-name="P2"><text:span text:style-name="T1">Worker 1 processed operations 0 through 9 (10 ops) - took 16085 ms - result : 4060</text:span></text:p>
      <text:p text:style-name="P2"><text:span text:style-name="T1">Worker 0 processed operations 0 through 9 (10 ops) - took 16446 ms - result : 4022</text:span></text:p>
      <text:p text:style-name="P2"><text:span text:style-name="T1">Operation rejected</text:span></text:p>
      <text:p text:style-name="P2"><text:span text:style-name="T1">Worker 2 processed operations 10 through 19 (10 ops) - took 12320 ms - result : 3149</text:span></text:p>
      <text:p text:style-name="P2"><text:span text:style-name="T1">Worker 1 processed operations 10 through 19 (10 ops) - took 12373 ms - result : 3188</text:span></text:p>
      <text:p text:style-name="P2"><text:span text:style-name="T1">Worker 0 processed operations 10 through 19 (10 ops) - took 12376 ms - result : 3149</text:span></text:p>
      <text:p text:style-name="P2"><text:span text:style-name="T1">Worker 2 processed operations 20 through 29 (10 ops) - took 6877 ms - result : 4770</text:span></text:p>
      <text:p text:style-name="P2"><text:span text:style-name="T1">Worker 1 processed operations 20 through 29 (10 ops) - took 6915 ms - result : 4770</text:span></text:p>
      <text:p text:style-name="P2"><text:span text:style-name="T1">Worker 0 processed operations 20 through 29 (10 ops) - took 6925 ms - result : 4770</text:span></text:p>
      <text:p text:style-name="P2"><text:span text:style-name="T1">Operation rejected</text:span></text:p>
      <text:p text:style-name="P2"><text:span text:style-name="T1">Operation rejected</text:span></text:p>
      <text:p text:style-name="P2"><text:span text:style-name="T1">Worker 2 processed operations 30 through 39 (10 ops) - took 7913 ms - result : 1173</text:span></text:p>
      <text:p text:style-name="P2"><text:span text:style-name="T1">Worker 1 processed operations 30 through 39 (10 ops) - took 7962 ms - result : 1175</text:span></text:p>
      <text:p text:style-name="P2"><text:span text:style-name="T1">Worker 0 processed operations 30 through 39 (10 ops) - took 7962 ms - result : 1173</text:span></text:p>
      <text:p text:style-name="P2"><text:span text:style-name="T1">Operation rejected</text:span></text:p>
      <text:p text:style-name="P2"><text:span text:style-name="T1">Worker 2 processed operations 40 through 49 (10 ops) - took 685 ms - result : 2647</text:span></text:p>
      <text:p text:style-name="P2"><text:span text:style-name="T1">Worker 1 processed operations 40 through 49 (10 ops) - took 689 ms - result : 2647</text:span></text:p>
      <text:p text:style-name="P2"><text:span text:style-name="T1">Worker 0 processed operations 40 through 49 (10 ops) - took 688 ms - result : 2647</text:span></text:p>
      <text:p text:style-name="P2"><text:span text:style-name="T1">Worker 2 processed operations 50 through 59 (10 ops) - took 11187 ms - result : 3566</text:span></text:p>
      <text:p text:style-name="P2"><text:span text:style-name="T1">Worker 1 processed operations 50 through 59 (10 ops) - took 11309 ms - result : 3566</text:span></text:p>
      <text:p text:style-name="P2"><text:span text:style-name="T1">Worker 0 processed operations 50 through 59 (10 ops) - took 11255 ms - result : 3566</text:span></text:p>
      <text:p text:style-name="P2"><text:span text:style-name="T1">Worker 2 processed operations 60 through 69 (10 ops) - took 19811 ms - result : 3664</text:span></text:p>
      <text:p text:style-name="P2"><text:span text:style-name="T1">Worker 1 processed operations 60 through 69 (10 ops) - took 19911 ms - result : 3713</text:span></text:p>
      <text:p text:style-name="P2"><text:span text:style-name="T1">Worker 0 processed operations 60 through 69 (10 ops) - took 19913 ms - result : 3664</text:span></text:p>
      <text:p text:style-name="P2"><text:span text:style-name="T1">Operation rejected</text:span></text:p>
      <text:p text:style-name="P2"><text:span text:style-name="T1">Operation rejected</text:span></text:p>
      <text:p text:style-name="P2"><text:span text:style-name="T1">Worker 2 processed operations 70 through 79 (10 ops) - took 4323 ms - result : 860</text:span></text:p>
      <text:p text:style-name="P2"><text:span text:style-name="T1">Operation rejected</text:span></text:p>
      <text:p text:style-name="P2"><text:span text:style-name="T1">Worker 1 processed operations 70 through 79 (10 ops) - took 4346 ms - result : 860</text:span></text:p>
      <text:p text:style-name="P2"><text:span text:style-name="T1">Worker 0 processed operations 70 through 79 (10 ops) - took 4351 ms - result : 860</text:span></text:p>
      <text:p text:style-name="P2"><text:span text:style-name="T1">Operation rejected</text:span></text:p>
      <text:p text:style-name="P2"><text:span text:style-name="T1">Operation rejected</text:span></text:p>
      <text:p text:style-name="P2"><text:span text:style-name="T1">Operation rejected</text:span></text:p>
      <text:p text:style-name="P2"><text:span text:style-name="T1">Worker 2 processed operations 80 through 89 (10 ops) - took 6331 ms - result : 1738</text:span></text:p>
      <text:p text:style-name="P2"><text:span text:style-name="T1">Worker 1 processed operations 80 through 89 (10 ops) - took 6249 ms - result : 1745</text:span></text:p>
      <text:p text:style-name="P2"><text:soft-page-break/><text:span text:style-name="T1">Worker 0 processed operations 80 through 89 (10 ops) - took 6249 ms - result : 1738</text:span></text:p>
      <text:p text:style-name="P2"><text:span text:style-name="T1">Operation rejected</text:span></text:p>
      <text:p text:style-name="P2"><text:span text:style-name="T1">Worker 2 processed operations 90 through 99 (10 ops) - took 6963 ms - result : 3583</text:span></text:p>
      <text:p text:style-name="P2"><text:span text:style-name="T1">Worker 1 processed operations 90 through 99 (10 ops) - took 7015 ms - result : 3613</text:span></text:p>
      <text:p text:style-name="P2"><text:span text:style-name="T1">Worker 0 processed operations 90 through 99 (10 ops) - took 7021 ms - result : 3583</text:span></text:p>
      <text:p text:style-name="P1"><text:span text:style-name="T1">Result is 4172 took 93236 m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5:14:20.144372696</meta:creation-date>
    <dc:date>2015-11-16T15:37:52.290455386</dc:date>
    <meta:editing-duration>PT23M31S</meta:editing-duration>
    <meta:editing-cycles>3</meta:editing-cycles>
    <meta:generator>LibreOffice/4.4.5.2$Linux_X86_64 LibreOffice_project/40$Build-2</meta:generator>
    <meta:document-statistic meta:table-count="0" meta:image-count="0" meta:object-count="0" meta:page-count="11" meta:paragraph-count="246" meta:word-count="2811" meta:character-count="13956" meta:non-whitespace-character-count="11390"/>
  </office:meta>
</office:document-meta>
</file>